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border="0.0034in solid #E3E3E3" fo:padding="0in" style:shadow="none" fo:text-align="center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5pt" style:font-size-asian="15pt" style:font-size-complex="15pt" style:language-asian="es" style:country-asian="EC"/>
    </style:style>
    <style:style style:name="P2" style:parent-style-name="Normal" style:family="paragraph">
      <style:paragraph-properties fo:border="0.0034in solid #E3E3E3" fo:padding="0in" style:shadow="none" fo:margin-bottom="0.2083in" fo:line-height="100%"/>
    </style:style>
    <style:style style:name="T3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4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5" style:parent-style-name="Normal" style:family="paragraph">
      <style:paragraph-properties fo:border="0.0034in solid #E3E3E3" fo:padding="0in" style:shadow="none" fo:margin-top="0.2083in" fo:margin-bottom="0.2083in" fo:line-height="100%"/>
    </style:style>
    <style:style style:name="T6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7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8" style:parent-style-name="Normal" style:family="paragraph">
      <style:paragraph-properties fo:border="0.0034in solid #E3E3E3" fo:padding="0in" style:shadow="none" fo:margin-top="0.2083in" fo:margin-bottom="0.2083in" fo:line-height="100%"/>
    </style:style>
    <style:style style:name="T9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10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11" style:parent-style-name="Normal" style:family="paragraph">
      <style:paragraph-properties fo:border="0.0034in solid #E3E3E3" fo:padding="0in" style:shadow="none" fo:margin-top="0.2083in" fo:margin-bottom="0.2083in" fo:line-height="100%"/>
    </style:style>
    <style:style style:name="T12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13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14" style:parent-style-name="Normal" style:family="paragraph">
      <style:paragraph-properties fo:border="0.0034in solid #E3E3E3" fo:padding="0in" style:shadow="none" fo:margin-top="0.2083in" fo:margin-bottom="0.2083in" fo:line-height="100%"/>
    </style:style>
    <style:style style:name="T15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16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17" style:parent-style-name="Normal" style:family="paragraph">
      <style:paragraph-properties fo:border="0.0034in solid #E3E3E3" fo:padding="0in" style:shadow="none" fo:margin-top="0.2083in" fo:margin-bottom="0.2083in" fo:line-height="100%"/>
    </style:style>
    <style:style style:name="T18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19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20" style:parent-style-name="Normal" style:family="paragraph">
      <style:paragraph-properties fo:border="0.0034in solid #E3E3E3" fo:padding="0in" style:shadow="none" fo:margin-top="0.2083in" fo:margin-bottom="0.0694in" fo:line-height="100%"/>
    </style:style>
    <style:style style:name="T21" style:parent-style-name="Fuentedepárrafopredeter." style:family="text">
      <style:text-properties style:font-name="Times New Roman" style:font-name-asian="Times New Roman" style:font-name-complex="Times New Roman" fo:font-weight="bold" style:font-weight-asian="bold" style:font-weight-complex="bold" style:letter-kerning="false" fo:font-size="12pt" style:font-size-asian="12pt" style:font-size-complex="12pt" style:language-asian="es" style:country-asian="EC"/>
    </style:style>
    <style:style style:name="T22" style:parent-style-name="Fuentedepárrafopredeter." style:family="text"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/>
    </style:style>
    <style:style style:name="P2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.0694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s" style:country-asian="EC"/>
    </style:style>
  </office:automatic-styles>
  <office:body>
    <office:text text:use-soft-page-breaks="true">
      <text:h text:style-name="P1" text:outline-level="3">Ideas de Desarrollo de Proyectos</text:h>
      <text:p text:style-name="P2"><text:span text:style-name="T3">1.</text:span><text:span text:style-name="T4"><text:s/>Desarrollo de una aplicación basada en inteligencia artificial para la automatización de la toma de asistencia mediante el análisis de imágenes capturadas por cámaras.</text:span></text:p>
      <text:p text:style-name="P5"><text:span text:style-name="T6">2.</text:span><text:span text:style-name="T7"><text:s/>Investigación sobre la implementación de un traductor en tiempo real a cualquier idioma utilizando técnicas avanzadas de inteligencia artificial.</text:span></text:p>
      <text:p text:style-name="P8"><text:span text:style-name="T9">3.</text:span><text:span text:style-name="T10"><text:s/>Exploración de las capacidades de GPT para mejorar la eficacia y precisión en pruebas de pentesting: un enfoque innovador en ciberseguridad.</text:span></text:p>
      <text:p text:style-name="P11"><text:span text:style-name="T12">4.</text:span><text:span text:style-name="T13"><text:s/>Desarrollo de un sistema de traducción basado en inteligencia artificial del braille a texto o voz para mejorar la accesibilidad y la inclusión.</text:span></text:p>
      <text:p text:style-name="P14"><text:span text:style-name="T15">5.</text:span><text:span text:style-name="T16"><text:s/>Investigación sobre la detección y traducción automática del lenguaje de señas utilizando técnicas de inteligencia artificial para facilitar la comunicación entre personas sordas y oyentes.</text:span></text:p>
      <text:p text:style-name="P17"><text:span text:style-name="T18">6.</text:span><text:span text:style-name="T19"><text:s/>Exploración de la capacidad creativa de la inteligencia artificial en la generación de música original y efectos de sonido innovadores: un enfoque hacia la creación de contenido sonoro único y personalizado.</text:span></text:p>
      <text:p text:style-name="P20"><text:span text:style-name="T21">7.</text:span><text:span text:style-name="T22"><text:s/>Desarrollo de una aplicación basada en inteligencia artificial para prever y analizar los resultados potenciales, así como las posibles reacciones de recompensa y represalia, ante publicaciones en redes sociales. Un enfoque innovador para comprender y gestionar las repercusiones de las interacciones en línea.</text:span></text:p>
      <text:p text:style-name="P23">Principio del formulario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s" fo:country="EC" style:language-asian="en" style:country-asian="US" style:language-complex="ar" style:country-complex="SA" style:text-combine="none" fo:hyphenate="true"/>
    </style:default-style>
    <style:style style:name="Título3" style:display-name="Título 3" style:family="paragraph" style:parent-style-name="Normal" style:default-outline-level="3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C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Título3Car" style:display-name="Título 3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false" fo:font-size="13.5pt" style:font-size-asian="13.5pt" style:font-size-complex="13.5pt" style:language-asian="es" style:country-asian="EC"/>
    </style:style>
    <style:style style:name="NormalWeb" style:display-name="Normal (Web)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font-name-complex="Times New Roman" style:letter-kerning="false" fo:font-size="12pt" style:font-size-asian="12pt" style:font-size-complex="12pt" style:language-asian="es" style:country-asian="EC" fo:hyphenate="false"/>
    </style:style>
    <style:style style:name="Textoennegrita" style:display-name="Texto en negrita" style:family="text" style:parent-style-name="Fuentedepárrafopredeter.">
      <style:text-properties fo:font-weight="bold" style:font-weight-asian="bold" style:font-weight-complex="bold"/>
    </style:style>
    <style:style style:name="z-Principiodelformulario" style:display-name="z-Principio del formulario" style:family="paragraph" style:parent-style-name="Normal" style:next-style-name="Normal">
      <style:paragraph-properties fo:border-top="none" fo:border-left="none" fo:border-bottom="0.0104in solid #000000" fo:border-right="none" fo:padding-top="0in" fo:padding-left="0in" fo:padding-bottom="0.0138in" fo:padding-right="0in" style:shadow="none" fo:text-align="center" fo:margin-bottom="0in" fo:line-height="100%"/>
      <style:text-properties style:font-name="Arial" style:font-name-asian="Times New Roman" style:font-name-complex="Arial" text:display="none" style:letter-kerning="false" fo:font-size="8pt" style:font-size-asian="8pt" style:font-size-complex="8pt" style:language-asian="es" style:country-asian="EC" fo:hyphenate="false"/>
    </style:style>
    <style:style style:name="z-PrincipiodelformularioCar" style:display-name="z-Principio del formulario Car" style:family="text" style:parent-style-name="Fuentedepárrafopredeter.">
      <style:text-properties style:font-name="Arial" style:font-name-asian="Times New Roman" style:font-name-complex="Arial" text:display="none" style:letter-kerning="false" fo:font-size="8pt" style:font-size-asian="8pt" style:font-size-complex="8pt" style:language-asian="es" style:country-asian="E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ryan castro</meta:initial-creator>
    <dc:creator>bryan castro</dc:creator>
    <meta:creation-date>2024-05-14T04:34:00Z</meta:creation-date>
    <dc:date>2024-05-14T04:34:00Z</dc:date>
    <meta:template xlink:href="Normal" xlink:type="simple"/>
    <meta:editing-cycles>2</meta:editing-cycles>
    <meta:editing-duration>PT0S</meta:editing-duration>
    <meta:document-statistic meta:page-count="1" meta:paragraph-count="2" meta:word-count="213" meta:character-count="1387" meta:row-count="9" meta:non-whitespace-character-count="1176"/>
  </office:meta>
</office:document-meta>
</file>